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c6521" officeooo:paragraph-rsid="001c652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c6521" officeooo:paragraph-rsid="001c652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d0f97" officeooo:paragraph-rsid="001d0f9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d0f97" officeooo:paragraph-rsid="001e321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e3216" officeooo:paragraph-rsid="001e3216" style:font-size-asian="10.5pt" style:font-size-complex="12pt"/>
    </style:style>
    <style:style style:name="T1" style:family="text">
      <style:text-properties officeooo:rsid="001d0f97"/>
    </style:style>
    <style:style style:name="T2" style:family="text">
      <style:text-properties officeooo:rsid="001e3216"/>
    </style:style>
    <style:style style:name="T3" style:family="text">
      <style:text-properties fo:font-weight="bold" officeooo:rsid="001e3216" style:font-weight-asian="bold" style:font-weight-complex="bold"/>
    </style:style>
    <style:style style:name="T4" style:family="text">
      <style:text-properties fo:font-weight="normal" officeooo:rsid="001e321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Strategy Planning Document</text:p>
      <text:p text:style-name="P2"/>
      <text:p text:style-name="P2"><text:tab/>By part I our ideal functionality will include <text:span text:style-name="T2">mostly logic and less GUI</text:span>:</text:p>
      <text:p text:style-name="P2">Using TDD, </text:p>
      <text:p text:style-name="P2">- successful creation of any search team and that said team is created at intended location <text:span text:style-name="T1">with speed and initial direction</text:span></text:p>
      <text:p text:style-name="P2">- manual update of the dogTeam</text:p>
      <text:p text:style-name="P2">- <text:span text:style-name="T1">correct hypothesis of hiking and helicopter team locations (based on speed and direction)</text:span></text:p>
      <text:p text:style-name="P2">- <text:span text:style-name="T1">manual update of hiking and helicopter teams (correction, etc.)</text:span></text:p>
      <text:p text:style-name="P2"><text:tab/>- <text:span text:style-name="T1">this includes re-hypothesizing the path between last known location and updated location</text:span></text:p>
      <text:p text:style-name="P4">- topographic map read in and displayed beneath grid</text:p>
      <text:p text:style-name="P2"/>
      <text:p text:style-name="P2"><text:tab/><text:span text:style-name="T1">By part II our ideal functionality will include:</text:span></text:p>
      <text:p text:style-name="P3">Again using TDD,</text:p>
      <text:p text:style-name="P3">GUI things including</text:p>
      <text:p text:style-name="P3">- every type of search team's unique icon appears at their current locations</text:p>
      <text:p text:style-name="P3">- all searched areas highlighted in green</text:p>
      <text:p text:style-name="P3">- Every instance of search team, when created, has a name to identify that search team which is displayed with their icon</text:p>
      <text:p text:style-name="P3">- control panels that allow creation of search teams</text:p>
      <text:p text:style-name="P3">to be implemented in a more user-friendly way instead of control panel:</text:p>
      <text:p text:style-name="P3">- be able to click on icon of team to enter and update location and direction</text:p>
      <text:p text:style-name="P3"/>
      <text:p text:style-name="P5">extras:</text:p>
      <text:p text:style-name="P4">- be able to delete a search team?</text:p>
      <text:p text:style-name="P4">- <text:span text:style-name="T2">consider save/loa</text:span><text:span text:style-name="T4">d pri</text:span><text:span text:style-name="T2">or searches? (extra cred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4-04-13T17:49:47.486910799</meta:creation-date>
    <dc:date>2014-04-13T19:03:14.737583499</dc:date>
    <dc:creator>Johanna </dc:creator>
    <meta:editing-duration>PT4M43S</meta:editing-duration>
    <meta:editing-cycles>1</meta:editing-cycles>
    <meta:document-statistic meta:table-count="0" meta:image-count="0" meta:object-count="0" meta:page-count="1" meta:paragraph-count="21" meta:word-count="202" meta:character-count="1193" meta:non-whitespace-character-count="1008"/>
    <meta:generator>LibreOffice/4.1.3.2$Linux_X86_64 LibreOffice_project/410m0$Build-2</meta:generator>
  </office:meta>
</office:document-meta>
</file>